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kefile Questions</text:p>
      <text:p text:style-name="Standard"/>
      <text:list xml:id="list1052913073" text:style-name="L1">
        <text:list-item>
          <text:p text:style-name="P1">Target = app.o</text:p>
        </text:list-item>
        <text:list-item>
          <text:p text:style-name="P1">Dependency = app.c</text:p>
        </text:list-item>
        <text:list-item>
          <text:p text:style-name="P1">Command = gc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rison</meta:initial-creator>
    <meta:creation-date>2014-10-04T18:12:26</meta:creation-date>
    <dc:date>2014-10-05T01:09:13</dc:date>
    <dc:creator>Mark Morrison</dc:creator>
    <meta:editing-duration>PT6H41M36S</meta:editing-duration>
    <meta:editing-cycles>1</meta:editing-cycles>
    <meta:document-statistic meta:table-count="0" meta:image-count="0" meta:object-count="0" meta:page-count="1" meta:paragraph-count="4" meta:word-count="14" meta:character-count="69" meta:non-whitespace-character-count="62"/>
    <meta:generator>LibreOffice/3.5$Linux_X86_64 LibreOffice_project/350m1$Build-2</meta:generator>
  </office:meta>
</office:document-meta>
</file>